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in" fo:margin-right="-0.4165in" fo:text-indent="0in" style:auto-text-indent="false">
        <style:tab-stops>
          <style:tab-stop style:position="7.1146in"/>
        </style:tab-stops>
      </style:paragraph-properties>
      <style:text-properties fo:font-size="14pt" style:font-size-asian="14pt" style:font-size-complex="14pt"/>
    </style:style>
    <style:style style:name="P2" style:family="paragraph" style:parent-style-name="Standard">
      <style:paragraph-properties fo:margin-left="0in" fo:margin-right="-0.4165in" fo:text-align="center" style:justify-single-word="false" fo:text-indent="0in" style:auto-text-indent="false">
        <style:tab-stops>
          <style:tab-stop style:position="7.1146in"/>
        </style:tab-stops>
      </style:paragraph-properties>
      <style:text-properties fo:font-size="14pt" style:font-size-asian="14pt" style:font-size-complex="14pt"/>
    </style:style>
    <style:style style:name="P3" style:family="paragraph" style:parent-style-name="Standard">
      <style:paragraph-properties fo:margin-left="0in" fo:margin-right="-0.4165in" fo:text-align="center" style:justify-single-word="false" fo:text-indent="0in" style:auto-text-indent="false">
        <style:tab-stops>
          <style:tab-stop style:position="7.1146in"/>
        </style:tab-stops>
      </style:paragraph-properties>
    </style:style>
    <style:style style:name="P4" style:family="paragraph" style:parent-style-name="Standard">
      <style:paragraph-properties fo:margin-left="0in" fo:margin-right="-0.4165in" fo:text-indent="0.5in" style:auto-text-indent="false">
        <style:tab-stops>
          <style:tab-stop style:position="7.1146in"/>
        </style:tab-stops>
      </style:paragraph-properties>
    </style:style>
    <style:style style:name="P5" style:family="paragraph" style:parent-style-name="Standard">
      <style:paragraph-properties fo:margin-left="0in" fo:margin-right="-0.4165in" fo:text-indent="0.5in" style:auto-text-indent="false">
        <style:tab-stops>
          <style:tab-stop style:position="7.1146in"/>
        </style:tab-stops>
      </style:paragraph-properties>
      <style:text-properties fo:font-size="14pt" style:font-size-asian="14pt" style:font-size-complex="14pt"/>
    </style:style>
    <style:style style:name="P6" style:family="paragraph" style:parent-style-name="Standard">
      <style:paragraph-properties fo:margin-left="0in" fo:margin-right="0.0417in" fo:text-align="justify" style:justify-single-word="false" fo:text-indent="0.5in" style:auto-text-indent="false">
        <style:tab-stops>
          <style:tab-stop style:position="7.0417in"/>
        </style:tab-stops>
      </style:paragraph-properties>
    </style:style>
    <style:style style:name="P7" style:family="paragraph" style:parent-style-name="Standard">
      <style:paragraph-properties fo:margin-left="0in" fo:margin-right="0.0417in" fo:text-align="center" style:justify-single-word="false" fo:text-indent="0.5in" style:auto-text-indent="false">
        <style:tab-stops>
          <style:tab-stop style:position="7.0417in"/>
        </style:tab-stops>
      </style:paragraph-properties>
    </style:style>
    <style:style style:name="P8" style:family="paragraph" style:parent-style-name="Standard">
      <style:paragraph-properties fo:margin-left="0in" fo:margin-right="0.0417in" fo:text-align="justify" style:justify-single-word="false" fo:text-indent="0.5in" style:auto-text-indent="false">
        <style:tab-stops>
          <style:tab-stop style:position="7.0417in"/>
        </style:tab-stops>
      </style:paragraph-properties>
      <style:text-properties fo:font-size="14pt" style:font-size-asian="14pt" style:font-size-complex="14pt"/>
    </style:style>
    <style:style style:name="P9" style:family="paragraph" style:parent-style-name="Standard">
      <style:paragraph-properties fo:margin-left="0in" fo:margin-right="0.0417in" fo:text-align="justify" style:justify-single-word="false" fo:text-indent="0.5in" style:auto-text-indent="false">
        <style:tab-stops>
          <style:tab-stop style:position="7.0417in"/>
        </style:tab-stops>
      </style:paragraph-properties>
      <style:text-properties fo:font-size="14pt" style:font-size-asian="12.25pt" style:font-size-complex="14pt"/>
    </style:style>
    <style:style style:name="P10" style:family="paragraph" style:parent-style-name="Standard">
      <style:paragraph-properties fo:margin-left="0in" fo:margin-right="0.0417in" fo:text-align="start" style:justify-single-word="false" fo:text-indent="0.5in" style:auto-text-indent="false">
        <style:tab-stops>
          <style:tab-stop style:position="7.0417in"/>
        </style:tab-stops>
      </style:paragraph-properties>
      <style:text-properties fo:font-size="14pt" style:font-size-asian="12.25pt" style:font-size-complex="14pt"/>
    </style:style>
    <style:style style:name="P11" style:family="paragraph" style:parent-style-name="Standard">
      <style:paragraph-properties fo:margin-left="0in" fo:margin-right="0.0417in" fo:text-align="center" style:justify-single-word="false" fo:text-indent="0.5in" style:auto-text-indent="false">
        <style:tab-stops>
          <style:tab-stop style:position="7.0417in"/>
        </style:tab-stops>
      </style:paragraph-properties>
      <style:text-properties fo:font-size="16pt" style:font-size-asian="14pt" style:font-size-complex="16pt"/>
    </style:style>
    <style:style style:name="P12" style:family="paragraph" style:parent-style-name="Standard">
      <style:paragraph-properties fo:margin-left="0in" fo:margin-right="0.0417in" fo:text-align="justify" style:justify-single-word="false" fo:text-indent="0.5in" style:auto-text-indent="false">
        <style:tab-stops>
          <style:tab-stop style:position="7.0417in"/>
        </style:tab-stops>
      </style:paragraph-properties>
      <style:text-properties fo:font-size="16pt" style:font-size-asian="14pt" style:font-size-complex="16pt"/>
    </style:style>
    <style:style style:name="P13" style:family="paragraph" style:parent-style-name="Footer">
      <style:paragraph-properties fo:text-align="center" style:justify-single-word="false"/>
    </style:style>
    <style:style style:name="P14" style:family="paragraph">
      <style:paragraph-properties fo:text-align="center"/>
    </style:style>
    <style:style style:name="T1" style:family="text">
      <style:text-properties style:font-name="Liberation Serif"/>
    </style:style>
    <style:style style:name="T2" style:family="text">
      <style:text-properties style:font-name="Liberation Serif" fo:font-size="16pt" style:font-size-asian="14pt" style:font-size-complex="16pt"/>
    </style:style>
    <style:style style:name="T3" style:family="text">
      <style:text-properties style:font-name="Liberation Serif" fo:font-size="16pt" style:font-size-complex="16pt"/>
    </style:style>
    <style:style style:name="T4" style:family="text">
      <style:text-properties style:font-name="Liberation Serif" fo:font-size="14pt" style:font-size-asian="12.25pt" style:font-size-complex="14pt"/>
    </style:style>
    <style:style style:name="gr1" style:family="graphic">
      <style:graphic-properties draw:textarea-horizontal-align="justify"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Отчет о работе над функцией в С.</text:span></text:p>
      <text:p text:style-name="P4"><text:span text:style-name="T2"/></text:p>
      <text:p text:style-name="P5"><text:span text:style-name="T1">План отчета :</text:span></text:p>
      <text:p text:style-name="P5"><text:span text:style-name="T1"><text:s text:c="2"/>1 Постановка задачи</text:span></text:p>
      <text:p text:style-name="P5"><text:span text:style-name="T1"><text:s text:c="2"/>2 Алгоритм </text:span></text:p>
      <text:p text:style-name="P5"><text:span text:style-name="T1"><text:s text:c="2"/>3 Описание решения </text:span></text:p>
      <text:p text:style-name="P5"><text:span text:style-name="T1"><text:s text:c="2"/>4 Выводы</text:span></text:p>
      <text:p text:style-name="P1"><text:span text:style-name="T3"/></text:p>
      <text:p text:style-name="P2"><text:span text:style-name="T3">Постановка задачи .</text:span></text:p>
      <text:p text:style-name="P8"><text:span text:style-name="T1">Конечной целью работы является цель создания фунции на языке програмирования С. Функция должна иметьвозможность интеграции в конечную программу. О сновная цель работы функции пересчет разделителей в масиве числовых данных. Дополнительные задачи : несколько идущих подряд разделителей должны считаться функцией за один. Входные данны : массив целых чисел. Выходные данные : числовое значение возвращаемое функцией.</text:span></text:p>
      <text:p text:style-name="P6"><text:span text:style-name="T2"/></text:p>
      <text:p text:style-name="P7"><text:span text:style-name="T2">Алгоритм.</text:span></text:p>
      <text:p text:style-name="P9"><draw:ellipse text:anchor-type="paragraph" draw:z-index="0" draw:style-name="gr1" draw:text-style-name="P14" svg:width="1.7606in" svg:height="0.6358in" svg:x="2.5244in" svg:y="0.1228in"><text:p text:style-name="P14">начало</text:p></draw:ellipse><text:span text:style-name="T1"/></text:p>
      <text:p text:style-name="P9"><draw:ellipse text:anchor-type="paragraph" draw:z-index="25" draw:style-name="gr4" draw:text-style-name="P14" svg:width="1.3441in" svg:height="0.615in" svg:x="5.5555in" svg:y="3.5555in"><text:p text:style-name="P14">конец</text:p></draw:ellipse><draw:line text:anchor-type="paragraph" draw:z-index="24" draw:style-name="gr2" draw:text-style-name="P14" svg:x1="6.2118in" svg:y1="3.2016in" svg:x2="6.2118in" svg:y2="3.587in"><text:p/></draw:line><draw:rect text:anchor-type="paragraph" draw:z-index="23" draw:style-name="gr4" draw:text-style-name="P14" svg:width="1.4898in" svg:height="0.2087in" svg:x="5.4307in" svg:y="2.9929in"><text:p text:style-name="P14">Return count</text:p></draw:rect><draw:line text:anchor-type="paragraph" draw:z-index="22" draw:style-name="gr2" draw:text-style-name="P14" svg:x1="6.1807in" svg:y1="1.6909in" svg:x2="6.2016in" svg:y2="3.0138in"><text:p/></draw:line><draw:line text:anchor-type="paragraph" draw:z-index="21" draw:style-name="gr2" draw:text-style-name="P14" svg:x1="4.1807in" svg:y1="1.7118in" svg:x2="6.1807in" svg:y2="1.6909in"><text:p/></draw:line><draw:line text:anchor-type="paragraph" draw:z-index="20" draw:style-name="gr2" draw:text-style-name="P14" svg:x1="0.389in" svg:y1="1.722in" svg:x2="2.6909in" svg:y2="1.722in"><text:p/></draw:line><draw:line text:anchor-type="paragraph" draw:z-index="19" draw:style-name="gr2" draw:text-style-name="P14" svg:x1="0.8264in" svg:y1="3.8992in" svg:x2="0.389in" svg:y2="3.8992in"><text:p/></draw:line><draw:line text:anchor-type="paragraph" draw:z-index="18" draw:style-name="gr2" draw:text-style-name="P14" svg:x1="0.3575in" svg:y1="5.9618in" svg:x2="0.3886in" svg:y2="1.722in"><text:p/></draw:line><draw:line text:anchor-type="paragraph" draw:z-index="17" draw:style-name="gr2" draw:text-style-name="P14" svg:x1="1.4929in" svg:y1="5.9618in" svg:x2="0.3575in" svg:y2="5.9618in"><text:p/></draw:line><draw:line text:anchor-type="paragraph" draw:z-index="16" draw:style-name="gr2" draw:text-style-name="P14" svg:x1="1.5972in" svg:y1="3.3992in" svg:x2="1.5972in" svg:y2="3.639in"><text:p/></draw:line><draw:line text:anchor-type="paragraph" draw:z-index="15" draw:style-name="gr2" draw:text-style-name="P14" svg:x1="2.3161in" svg:y1="3.3992in" svg:x2="1.5972in" svg:y2="3.3992in"><text:p/></draw:line><draw:line text:anchor-type="paragraph" draw:z-index="14" draw:style-name="gr2" draw:text-style-name="P14" svg:x1="1.5555in" svg:y1="4.4516in" svg:x2="1.5657in" svg:y2="4.1807in"><text:p/></draw:line><draw:line text:anchor-type="paragraph" draw:z-index="13" draw:style-name="gr2" draw:text-style-name="P14" svg:x1="1.4929in" svg:y1="5.9618in" svg:x2="1.5031in" svg:y2="4.7846in"><text:p/></draw:line><draw:line text:anchor-type="paragraph" draw:z-index="12" draw:style-name="gr2" draw:text-style-name="P14" svg:x1="3.4307in" svg:y1="5.3992in" svg:x2="3.4409in" svg:y2="5.9618in"><text:p/></draw:line><draw:line text:anchor-type="paragraph" draw:z-index="11" draw:style-name="gr2" draw:text-style-name="P14" svg:x1="3.4409in" svg:y1="5.9618in" svg:x2="1.4929in" svg:y2="5.9618in"><text:p/></draw:line><draw:line text:anchor-type="paragraph" draw:z-index="10" draw:style-name="gr2" draw:text-style-name="P14" svg:x1="3.4201in" svg:y1="4.7118in" svg:x2="3.4303in" svg:y2="4.9929in"><text:p/></draw:line><draw:line text:anchor-type="paragraph" draw:z-index="9" draw:style-name="gr2" draw:text-style-name="P14" svg:x1="3.4409in" svg:y1="3.9929in" svg:x2="3.4409in" svg:y2="4.2531in"><text:p/></draw:line><draw:rect text:anchor-type="paragraph" draw:z-index="8" draw:style-name="gr4" draw:text-style-name="P14" svg:width="1.313in" svg:height="0.3335in" svg:x="0.8472in" svg:y="4.4516in"><text:p text:style-name="P14">e=0</text:p></draw:rect><draw:custom-shape text:anchor-type="paragraph" draw:z-index="7" draw:style-name="gr3" svg:width="1.7713in" svg:height="0.5421in" svg:x="0.7118in" svg:y="3.639in"><text:p>stroka[i]==razdelitel</text:p><draw:enhanced-geometry svg:viewBox="0 0 21600 21600" draw:glue-points="10800 0 0 10800 10800 21600 21600 10800" draw:text-areas="5400 5400 16200 16200" draw:type="diamond" draw:enhanced-path="M 10800 0 L 21600 10800 10800 21600 0 10800 10800 0 Z N"/></draw:custom-shape><draw:rect text:anchor-type="paragraph" draw:z-index="6" draw:style-name="gr4" draw:text-style-name="P14" svg:width="2.0421in" svg:height="0.4067in" svg:x="2.4516in" svg:y="4.9929in"><text:p text:style-name="P14">e=1</text:p></draw:rect><draw:rect text:anchor-type="paragraph" draw:z-index="5" draw:style-name="gr4" draw:text-style-name="P14" svg:width="1.9587in" svg:height="0.4587in" svg:x="2.4618in" svg:y="4.2535in"><text:p text:style-name="P14">count++</text:p></draw:rect><draw:custom-shape text:anchor-type="paragraph" draw:z-index="4" draw:style-name="gr3" svg:width="2.2504in" svg:height="1.1776in" svg:x="2.3161in" svg:y="2.8161in"><text:p>stroka[i]==razdelitel</text:p><text:p><text:s text:c="14"/>&amp;&amp;</text:p><text:p><text:s text:c="9"/>E==0</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3" draw:style-name="gr2" draw:text-style-name="P14" svg:x1="3.4409in" svg:y1="2.3681in" svg:x2="3.4409in" svg:y2="2.8161in"><text:p/></draw:line><draw:custom-shape text:anchor-type="paragraph" draw:z-index="2" draw:style-name="gr3" svg:width="1.4898in" svg:height="1.3232in" svg:x="2.6909in" svg:y="1.0453in"><text:p>If&lt;256</text:p><text:p><text:s text:c="3"/>i++</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1" draw:style-name="gr2" draw:text-style-name="P14" svg:x1="3.4307in" svg:y1="0.5346in" svg:x2="3.4307in" svg:y2="1.0449in"><text:p/></draw:line><text:span text:style-name="T1"> <text:s text:c="49"/>Начало</text:span></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oft-page-break/><text:span text:style-name="T1"/></text:p>
      <text:p text:style-name="P9"><text:span text:style-name="T1"/></text:p>
      <text:p text:style-name="P9"><text:span text:style-name="T1"/></text:p>
      <text:p text:style-name="P9"><text:span text:style-name="T1"/></text:p>
      <text:p text:style-name="P11"><text:span text:style-name="T1">Описание решения.</text:span></text:p>
      <text:p text:style-name="P12"><text:span text:style-name="T4">Описание основной работы алгоритма.</text:span></text:p>
      <text:p text:style-name="P12"><text:span text:style-name="T4">В начале функции задается цикл которые перебирает значение всех элементов массива. В теле этого цикла будет несколько условий для определения разделителей. Сразу посе цикла идел сложное условие из двух логических условий для выполнения которого оба условия должны быть истинны. Первое подусловие читаемый символ массива должен быть равен констнте обозначающей разделитель. Второе условие основывается на переменной “е” которая имеет два условия 0 и 1. Для выполнения сложного условия переменная должна быть равна 0. Тогда при выполннии двух подусловий переменная отвечающая за подсчет количества разделителей увеличится на единицу, а переменная “е” получит значение 1. <text:s/>Если главноеусловие не выполняется, то текуущий элемент массива проверяется дополнительным условием равен ли он значению константы-разделителя. Если дополнительное уловие выполняется то переменная “е” обнуляется. После этого цикл считывает следующий элемент массива.</text:span></text:p>
      <text:p text:style-name="P12"><text:span text:style-name="T4">Дополнительные пояснения.</text:span></text:p>
      <text:p text:style-name="P12"><text:span text:style-name="T4">Переменная “е” служит для того, что бы функция считала два и более идущих подряд разделителя за один. Значение 0 оответствует условию что редыдущий элемент был отличен от значения констаты-разделителя,значение 1 соответствует условию что предыдущий символ был равен константе-разделителю. Благодаря этой переменной Главное условие функции повышает значение переменной количества разделителей только если предыдущий символ был не раделитель. Дополнительное условие было введено из-за присытствия ошибки в исходном коде приводящей к счету трех и более идущих разделителей за два и более, оно четко определяет условие обнуления переменной “е”.</text:span></text:p>
      <text:p text:style-name="P12"><text:span text:style-name="T4"/></text:p>
      <text:p text:style-name="P11"><text:span text:style-name="T1">Выводы.</text:span></text:p>
      <text:p text:style-name="P10"><text:span text:style-name="T1">Все тесты функция прошла успешно, во всех случаях возвращает верное значение количества разделителей. В процессе работы были найдены и устранены ошибки в коде. Работа над функцией была закончена успешно. Функция готова к интегрированию в конечную программу.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5728in" style:type="center"/>
          <style:tab-stop style:position="7.1457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2811in" fo:margin-bottom="0.7874in" fo:margin-left="0.552in" fo:margin-right="0.570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ve user</meta:initial-creator>
    <meta:creation-date>2011-12-16T21:38:13</meta:creation-date>
    <meta:document-statistic meta:table-count="0" meta:image-count="0" meta:object-count="0" meta:page-count="2" meta:paragraph-count="18" meta:word-count="333" meta:character-count="2526" meta:non-whitespace-character-count="2149"/>
    <dc:date>2011-12-16T22:45:01</dc:date>
    <dc:creator>Live user</dc:creator>
    <meta:editing-duration>PT2M32S</meta:editing-duration>
    <meta:editing-cycles>1</meta:editing-cycles>
    <meta:generator>LibreOffice/3.4$Linux LibreOffice_project/340m1$Build-302</meta:generator>
  </office:meta>
</office:document-meta>
</file>